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87.99pt"/>
    </style:style>
    <style:style style:name="co7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lags: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-O3&quot;" office:value-type="string" office:string-value="-O3" calcext:value-type="string">
            <text:p>-O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&quot;-O3&quot;" office:value-type="string" office:string-value="-O3" calcext:value-type="string">
            <text:p>-O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march=nativ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-march=nativ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fomit-frame-point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-fomit-frame-pointer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floop-block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-floop-bloc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floop-interchange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-floop-interchang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floop-strip-mine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-floop-strip-min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funroll-loop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-funroll-loops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flto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-fl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8"/>
          <table:table-cell office:value-type="string" calcext:value-type="string">
            <text:p>All</text:p>
          </table:table-cell>
          <table:table-cell office:value-type="string" calcext:value-type="string">
            <text:p>The two fastest</text:p>
          </table:table-cell>
          <table:table-cell office:value-type="string" calcext:value-type="string">
            <text:p>The loops</text:p>
          </table:table-cell>
          <table:table-cell office:value-type="string" calcext:value-type="string">
            <text:p>Two fastest + 1</text:p>
          </table:table-cell>
        </table:table-row>
        <table:table-row table:style-name="ro1">
          <table:table-cell office:value-type="string" calcext:value-type="string">
            <text:p>fla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3-6</text:p>
          </table:table-cell>
          <table:table-cell office:value-type="string" calcext:value-type="string">
            <text:p>1,5,7</text:p>
          </table:table-cell>
        </table:table-row>
        <table:table-row table:style-name="ro1">
          <table:table-cell office:value-type="string" calcext:value-type="string">
            <text:p>Elapsed time [s]</text:p>
          </table:table-cell>
          <table:table-cell office:value-type="float" office:value="31.1" calcext:value-type="float">
            <text:p>31.1</text:p>
          </table:table-cell>
          <table:table-cell office:value-type="float" office:value="29.12" calcext:value-type="float">
            <text:p>29.12</text:p>
          </table:table-cell>
          <table:table-cell office:value-type="float" office:value="32.33" calcext:value-type="float">
            <text:p>32.33</text:p>
          </table:table-cell>
          <table:table-cell office:value-type="float" office:value="31.95" calcext:value-type="float">
            <text:p>31.95</text:p>
          </table:table-cell>
          <table:table-cell office:value-type="float" office:value="32.09" calcext:value-type="float">
            <text:p>32.09</text:p>
          </table:table-cell>
          <table:table-cell office:value-type="float" office:value="31.11" calcext:value-type="float">
            <text:p>31.11</text:p>
          </table:table-cell>
          <table:table-cell office:value-type="float" office:value="31.24" calcext:value-type="float">
            <text:p>31.24</text:p>
          </table:table-cell>
          <table:table-cell office:value-type="float" office:value="31.61" calcext:value-type="float">
            <text:p>31.61</text:p>
          </table:table-cell>
          <table:table-cell office:value-type="float" office:value="28.3" calcext:value-type="float">
            <text:p>28.3</text:p>
          </table:table-cell>
          <table:table-cell office:value-type="float" office:value="28.27" calcext:value-type="float">
            <text:p>28.27</text:p>
          </table:table-cell>
          <table:table-cell office:value-type="float" office:value="29.88" calcext:value-type="float">
            <text:p>29.88</text:p>
          </table:table-cell>
          <table:table-cell office:value-type="float" office:value="28.55" calcext:value-type="float">
            <text:p>28.55</text:p>
          </table:table-cell>
        </table:table-row>
        <table:table-row table:style-name="ro1">
          <table:table-cell office:value-type="string" calcext:value-type="string">
            <text:p>Grind time (us/z/c) [per dom]</text:p>
          </table:table-cell>
          <table:table-cell office:value-type="float" office:value="1.2359298" calcext:value-type="float">
            <text:p>1.2359298</text:p>
          </table:table-cell>
          <table:table-cell office:value-type="float" office:value="1.1570734" calcext:value-type="float">
            <text:p>1.1570734</text:p>
          </table:table-cell>
          <table:table-cell office:value-type="float" office:value="1.284664" calcext:value-type="float">
            <text:p>1.284664</text:p>
          </table:table-cell>
          <table:table-cell office:value-type="float" office:value="1.2695279" calcext:value-type="float">
            <text:p>1.2695279</text:p>
          </table:table-cell>
          <table:table-cell office:value-type="float" office:value="1.2752199" calcext:value-type="float">
            <text:p>1.2752199</text:p>
          </table:table-cell>
          <table:table-cell office:value-type="float" office:value="1.2362373" calcext:value-type="float">
            <text:p>1.2362373</text:p>
          </table:table-cell>
          <table:table-cell office:value-type="float" office:value="1.2413002" calcext:value-type="float">
            <text:p>1.2413002</text:p>
          </table:table-cell>
          <table:table-cell office:value-type="float" office:value="1.2562775" calcext:value-type="float">
            <text:p>1.2562775</text:p>
          </table:table-cell>
          <table:table-cell office:value-type="float" office:value="1.1247667" calcext:value-type="float">
            <text:p>1.1247667</text:p>
          </table:table-cell>
          <table:table-cell office:value-type="float" office:value="1.1235931" calcext:value-type="float">
            <text:p>1.1235931</text:p>
          </table:table-cell>
          <table:table-cell office:value-type="float" office:value="1.1875488" calcext:value-type="float">
            <text:p>1.1875488</text:p>
          </table:table-cell>
          <table:table-cell office:value-type="float" office:value="1.134576" calcext:value-type="float">
            <text:p>1.134576</text:p>
          </table:table-cell>
        </table:table-row>
        <table:table-row table:style-name="ro1">
          <table:table-cell office:value-type="string" calcext:value-type="string">
            <text:p>FOM [z/s]</text:p>
          </table:table-cell>
          <table:table-cell office:value-type="float" office:value="809.10746" calcext:value-type="float">
            <text:p>809.10746</text:p>
          </table:table-cell>
          <table:table-cell office:value-type="float" office:value="864.24941" calcext:value-type="float">
            <text:p>864.24941</text:p>
          </table:table-cell>
          <table:table-cell office:value-type="float" office:value="778.41368" calcext:value-type="float">
            <text:p>778.41368</text:p>
          </table:table-cell>
          <table:table-cell office:value-type="float" office:value="787.69439" calcext:value-type="float">
            <text:p>787.69439</text:p>
          </table:table-cell>
          <table:table-cell office:value-type="float" office:value="784.17849" calcext:value-type="float">
            <text:p>784.17849</text:p>
          </table:table-cell>
          <table:table-cell office:value-type="float" office:value="808.9062" calcext:value-type="float">
            <text:p>808.9062</text:p>
          </table:table-cell>
          <table:table-cell office:value-type="float" office:value="805.60693" calcext:value-type="float">
            <text:p>805.60693</text:p>
          </table:table-cell>
          <table:table-cell office:value-type="float" office:value="796.0025" calcext:value-type="float">
            <text:p>796.0025</text:p>
          </table:table-cell>
          <table:table-cell office:value-type="float" office:value="889.07327" calcext:value-type="float">
            <text:p>889.07327</text:p>
          </table:table-cell>
          <table:table-cell office:value-type="float" office:value="890.0019" calcext:value-type="float">
            <text:p>890.0019</text:p>
          </table:table-cell>
          <table:table-cell office:value-type="float" office:value="842.07069" calcext:value-type="float">
            <text:p>842.07069</text:p>
          </table:table-cell>
          <table:table-cell office:value-type="float" office:value="88138654" calcext:value-type="float">
            <text:p>88138654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-O3&quot;" office:value-type="string" office:string-value="-O3" calcext:value-type="string">
            <text:p>-O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&quot;-O3&quot;" office:value-type="string" office:string-value="-O3" calcext:value-type="string">
            <text:p>-O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march=nativ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-march=nativ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x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-xH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unroll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-unrol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ipo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-ipo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CC</text:p>
          </table:table-cell>
          <table:table-cell table:number-columns-repeated="5"/>
          <table:table-cell office:value-type="string" calcext:value-type="string">
            <text:p>All</text:p>
          </table:table-cell>
          <table:table-cell table:style-name="ce1" office:value-type="string" calcext:value-type="string">
            <text:p>The two fastest</text:p>
          </table:table-cell>
          <table:table-cell office:value-type="string" calcext:value-type="string">
            <text:p>The two slowest</text:p>
          </table:table-cell>
          <table:table-cell office:value-type="string" calcext:value-type="string">
            <text:p>Slowest+fas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4</text:p>
          </table:table-cell>
          <table:table-cell table:style-name="ce1" office:value-type="string" calcext:value-type="string">
            <text:p>1,2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psed time [s]</text:p>
          </table:table-cell>
          <table:table-cell office:value-type="float" office:value="28.64" calcext:value-type="float">
            <text:p>28.64</text:p>
          </table:table-cell>
          <table:table-cell office:value-type="float" office:value="27.18" calcext:value-type="float">
            <text:p>27.18</text:p>
          </table:table-cell>
          <table:table-cell office:value-type="float" office:value="26.47" calcext:value-type="float">
            <text:p>26.47</text:p>
          </table:table-cell>
          <table:table-cell office:value-type="float" office:value="30.08" calcext:value-type="float">
            <text:p>30.08</text:p>
          </table:table-cell>
          <table:table-cell office:value-type="float" office:value="32.06" calcext:value-type="float">
            <text:p>32.06</text:p>
          </table:table-cell>
          <table:table-cell office:value-type="float" office:value="29.16" calcext:value-type="float">
            <text:p>29.16</text:p>
          </table:table-cell>
          <table:table-cell table:style-name="ce1" office:value-type="float" office:value="26.1" calcext:value-type="float">
            <text:p>26.1</text:p>
          </table:table-cell>
          <table:table-cell office:value-type="float" office:value="32.07" calcext:value-type="float">
            <text:p>32.07</text:p>
          </table:table-cell>
          <table:table-cell office:value-type="float" office:value="31.25" calcext:value-type="float">
            <text:p>3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d time (us/z/c) [per dom]</text:p>
          </table:table-cell>
          <table:table-cell office:value-type="float" office:value="1.1380205" calcext:value-type="float">
            <text:p>1.1380205</text:p>
          </table:table-cell>
          <table:table-cell office:value-type="float" office:value="1.0800703" calcext:value-type="float">
            <text:p>1.0800703</text:p>
          </table:table-cell>
          <table:table-cell office:value-type="float" office:value="1.051836" calcext:value-type="float">
            <text:p>1.051836</text:p>
          </table:table-cell>
          <table:table-cell office:value-type="float" office:value="1.1954943" calcext:value-type="float">
            <text:p>1.1954943</text:p>
          </table:table-cell>
          <table:table-cell office:value-type="float" office:value="1.2742063" calcext:value-type="float">
            <text:p>1.2742063</text:p>
          </table:table-cell>
          <table:table-cell office:value-type="float" office:value="1.1587233" calcext:value-type="float">
            <text:p>1.1587233</text:p>
          </table:table-cell>
          <table:table-cell table:style-name="ce1" office:value-type="float" office:value="1.0373468" calcext:value-type="float">
            <text:p>1.0373468</text:p>
          </table:table-cell>
          <table:table-cell office:value-type="float" office:value="1.274581" calcext:value-type="float">
            <text:p>1.274581</text:p>
          </table:table-cell>
          <table:table-cell office:value-type="float" office:value="1.2417599" calcext:value-type="float">
            <text:p>1.2417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M [z/s]</text:p>
          </table:table-cell>
          <table:table-cell office:value-type="float" office:value="878.71882" calcext:value-type="float">
            <text:p>878.71882</text:p>
          </table:table-cell>
          <table:table-cell office:value-type="float" office:value="925.86569" calcext:value-type="float">
            <text:p>925.86569</text:p>
          </table:table-cell>
          <table:table-cell office:value-type="float" office:value="950.71852" calcext:value-type="float">
            <text:p>950.71852</text:p>
          </table:table-cell>
          <table:table-cell office:value-type="float" office:value="836.4741" calcext:value-type="float">
            <text:p>836.4741</text:p>
          </table:table-cell>
          <table:table-cell office:value-type="float" office:value="784.80226" calcext:value-type="float">
            <text:p>784.80226</text:p>
          </table:table-cell>
          <table:table-cell office:value-type="float" office:value="863.01881" calcext:value-type="float">
            <text:p>863.01881</text:p>
          </table:table-cell>
          <table:table-cell table:style-name="ce1" office:value-type="float" office:value="963.9978" calcext:value-type="float">
            <text:p>963.9978</text:p>
          </table:table-cell>
          <table:table-cell office:value-type="float" office:value="784.57154" calcext:value-type="float">
            <text:p>784.57154</text:p>
          </table:table-cell>
          <table:table-cell office:value-type="float" office:value="805.30869" calcext:value-type="float">
            <text:p>805.30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iedrich Menhorn</meta:initial-creator>
    <meta:creation-date>2015-11-05T17:16:19.250085848</meta:creation-date>
    <dc:date>2015-11-05T19:45:21.888416151</dc:date>
    <dc:creator>Friedrich Menhorn</dc:creator>
    <meta:editing-duration>PT11M49S</meta:editing-duration>
    <meta:editing-cycles>2</meta:editing-cycles>
    <meta:generator>LibreOffice/4.4.2.2$Linux_X86_64 LibreOffice_project/40m0$Build-2</meta:generator>
    <meta:document-statistic meta:table-count="1" meta:cell-count="159" meta:object-count="0"/>
  </office:meta>
</office:document-meta>
</file>